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4c0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8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10d0c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10d0c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487cm" svg:height="19.665cm" draw:transform="skewX (8.6657523431423E-017) rotate (0.260577657322753) translate (2.77888229157127cm 9.528865198461cm)" svg:viewBox="0 0 17488 19666" svg:d="M3890 350c2891-506 12180-731 13382 1241 1204 1969-2969 16565-4225 17783-1256 1217-11459-1659-12561-3350s2663-3192 2567-4771c-97-1579-2743-1856-3016-3741-273-1884 962-6656 3853-7162z">
            <text:p/>
          </draw:path>
          <draw:frame draw:style-name="gr2" draw:text-style-name="P3" draw:layer="layout" svg:width="5.349cm" svg:height="3.083cm" svg:x="15.535cm" svg:y="2.659cm">
            <draw:text-box>
              <text:p text:style-name="P2"><text:span text:style-name="T1">Rôles</text:span></text:p>
              <text:p text:style-name="P2"><text:span text:style-name="T1">actuels des</text:span></text:p>
              <text:p text:style-name="P2"><text:span text:style-name="T1">admi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07T05:56:29.288947012</dc:date>
    <meta:editing-duration>PT7H37M42S</meta:editing-duration>
    <meta:editing-cycles>39</meta:editing-cycles>
    <meta:generator>LibreOffice/7.5.5.2$Linux_X86_64 LibreOffice_project/50$Build-2</meta:generator>
    <meta:document-statistic meta:object-count="3"/>
  </office:meta>
</office:document-meta>
</file>